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3.35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0.74pt groove #ffffff" style:text-align-source="fix" style:repeat-content="false" fo:border-left="0.74pt groove #000000" fo:border-right="0.74pt groove #ffffff" fo:border-top="0.74pt groove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74pt groove #ffffff" style:text-align-source="fix" style:repeat-content="false" fo:border-left="0.74pt groove #000000" fo:border-right="0.74pt groove #ffffff" fo:border-top="0.74pt groove #ffffff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groove #000000" style:text-align-source="fix" style:repeat-content="false" fo:border-left="0.74pt groove #000000" fo:border-right="0.74pt groove #ffffff" fo:border-top="0.74pt groove #ffffff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74pt double #ffffff" style:border-line-width="0in 0.0102in 0.0102in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74pt groove #ffffff" style:text-align-source="fix" style:repeat-content="false" fo:border-left="0.74pt groove #ffffff" fo:border-right="0.74pt groove #000000" fo:border-top="0.74pt groove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74pt groove #ffffff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0.74pt groove #000000" style:text-align-source="fix" style:repeat-content="false" fo:border-left="0.74pt groove #ffffff" fo:border-right="0.74pt groove #ffffff" fo:border-top="0.74pt groove #ffffff" style:vertical-align="middl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 style:data-style-name="N2">
      <style:table-cell-properties style:text-align-source="fix" style:repeat-content="false" fo:border="0.74pt double #ffffff" style:border-line-width="0in 0.0102in 0.0102in" style:vertical-align="middl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74pt groove #ffffff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0.74pt groove #ffffff" style:text-align-source="fix" style:repeat-content="false" fo:border-left="0.74pt groove #ffffff" fo:border-right="0.74pt groove #000000" fo:border-top="0.74pt groove #ffffff" style:vertical-align="middl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0.74pt groove #000000" style:text-align-source="fix" style:repeat-content="false" fo:border-left="0.74pt groove #ffffff" fo:border-right="0.74pt groove #000000" fo:border-top="0.74pt groove #ffffff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fo:border="0.74pt solid #ffffff" style:vertical-align="middl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74" table:default-cell-style-name="ce1"/>
        <table:table-column table:style-name="co4" table:default-cell-style-name="ce1"/>
        <table:table-row table:style-name="ro1">
          <table:table-cell/>
          <table:table-cell table:style-name="ce2"/>
          <table:table-cell table:style-name="ce6" office:value-type="string" calcext:value-type="string" table:number-columns-spanned="6" table:number-rows-spanned="1">
            <text:p>Current draw(mA)</text:p>
          </table:table-cell>
          <table:covered-table-cell table:number-columns-repeated="4" table:style-name="ce10"/>
          <table:covered-table-cell table:style-name="ce6"/>
          <table:table-cell table:style-name="ce7"/>
          <table:table-cell table:number-columns-repeated="16375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2" table:number-rows-spanned="1">
            <text:p>Max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td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Lowest</text:p>
          </table:table-cell>
          <table:covered-table-cell table:style-name="ce11"/>
          <table:table-cell table:style-name="ce7"/>
          <table:table-cell table:number-columns-repeated="16375"/>
        </table:table-row>
        <table:table-row table:style-name="ro1">
          <table:table-cell/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Theoretical</text:p>
          </table:table-cell>
          <table:table-cell table:style-name="ce8" office:value-type="string" calcext:value-type="string">
            <text:p>Real</text:p>
          </table:table-cell>
          <table:table-cell table:style-name="ce8" office:value-type="string" calcext:value-type="string">
            <text:p>Theoretical</text:p>
          </table:table-cell>
          <table:table-cell table:style-name="ce8" office:value-type="string" calcext:value-type="string">
            <text:p>Real</text:p>
          </table:table-cell>
          <table:table-cell table:style-name="ce8" office:value-type="string" calcext:value-type="string">
            <text:p>Theoretical</text:p>
          </table:table-cell>
          <table:table-cell table:style-name="ce12" office:value-type="string" calcext:value-type="string">
            <text:p>Real</text:p>
          </table:table-cell>
          <table:table-cell table:style-name="ce7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ESP32-S3-WROMM-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string" calcext:value-type="string">
            <text:p>-</text:p>
          </table:table-cell>
          <table:table-cell table:style-name="ce13" office:value-type="string" calcext:value-type="string">
            <text:p>8.1uA achievable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TSL25911FN</text:p>
          </table:table-cell>
          <table:table-cell table:style-name="ce5" office:value-type="float" office:value="0.275" calcext:value-type="float">
            <text:p>0.27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275" calcext:value-type="float">
            <text:p>0.27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BNO055</text:p>
          </table:table-cell>
          <table:table-cell table:style-name="ce5" office:value-type="float" office:value="12.5" calcext:value-type="float">
            <text:p>12.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2.5" calcext:value-type="float">
            <text:p>12.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WLR08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46" calcext:value-type="float">
            <text:p>0.046</text:p>
          </table:table-cell>
          <table:table-cell table:style-name="ce5" office:value-type="string" calcext:value-type="string">
            <text:p>-</text:p>
          </table:table-cell>
          <table:table-cell table:style-name="ce13" office:value-type="string" calcext:value-type="string">
            <text:p>32uA achievable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BME68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037" calcext:value-type="float">
            <text:p>0.003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0015" calcext:value-type="float">
            <text:p>0.00015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VEML6075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SAM-M10Q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1.4" calcext:value-type="float">
            <text:p>11.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46" calcext:value-type="float">
            <text:p>0.046</text:p>
          </table:table-cell>
          <table:table-cell table:style-name="ce5" office:value-type="string" calcext:value-type="string">
            <text:p>-</text:p>
          </table:table-cell>
          <table:table-cell table:style-name="ce13" office:value-type="string" calcext:value-type="string">
            <text:p>32uA achievable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MicroSD Storage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-</text:p>
          </table:table-cell>
          <table:table-cell table:style-name="ce13" office:value-type="string" calcext:value-type="string">
            <text:p>max with UHS-II writing(873mA)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AP2112K-3.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55" calcext:value-type="float">
            <text:p>0.055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INA2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MCP73871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office:value-type="float" office:value="0.028" calcext:value-type="float">
            <text:p>0.02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9" table:formula="of:=SUM([.C4:.C16])" office:value-type="float" office:value="802.255" calcext:value-type="float">
            <text:p>802.26</text:p>
          </table:table-cell>
          <table:table-cell table:style-name="ce9" table:formula="of:=SUM([.D4:.D16])" office:value-type="float" office:value="0" calcext:value-type="float">
            <text:p>0.00</text:p>
          </table:table-cell>
          <table:table-cell table:style-name="ce9" table:formula="of:=SUM([.E4:.E16])" office:value-type="float" office:value="268.6867" calcext:value-type="float">
            <text:p>268.69</text:p>
          </table:table-cell>
          <table:table-cell table:style-name="ce9" table:formula="of:=SUM([.F4:.F16])" office:value-type="float" office:value="0" calcext:value-type="float">
            <text:p>0.00</text:p>
          </table:table-cell>
          <table:table-cell table:style-name="ce9" table:formula="of:=SUM([.G4:.G16])" office:value-type="float" office:value="1.55995" calcext:value-type="float">
            <text:p>1.56</text:p>
          </table:table-cell>
          <table:table-cell table:style-name="ce9" table:formula="of:=SUM([.H4:.H16])" office:value-type="float" office:value="0" calcext:value-type="float">
            <text:p>0.00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Battery chosen:</text:p>
          </table:table-cell>
          <table:table-cell office:value-type="string" calcext:value-type="string">
            <text:p>LP554060</text:p>
          </table:table-cell>
          <table:table-cell table:number-columns-repeated="16381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0T19:35:18.324679597</meta:creation-date>
    <dc:date>2025-05-10T20:23:37.420600795</dc:date>
    <meta:editing-duration>PT2M34S</meta:editing-duration>
    <meta:editing-cycles>1</meta:editing-cycles>
    <meta:document-statistic meta:table-count="1" meta:cell-count="107" meta:object-count="0"/>
    <meta:generator>LibreOffice/25.2.2.2$Linux_X86_64 LibreOffice_project/520$Build-2</meta:generator>
  </office:meta>
</office:document-meta>
</file>